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RP -</text:p>
      <text:p text:style-name="Standard">BootP <text:s/>- funguje nad UDP, 4. vrstva a vis, lokalni broadcast, funguje v ramci jednoho IP segmentu, nastavi smerovani, umi pridelovat jen staticky, nelze mit dva BootP v jedne siti</text:p>
      <text:p text:style-name="Standard">DHCPv6 – nema nektere veci oproti DHCP</text:p>
      <text:p text:style-name="Standard">DHCP – rozsireni BootP, umi i dynamicky pridelovat, lze mit vice DHCP serveru v jedne siti</text:p>
      <text:p text:style-name="Standard">Magic number – rozlisujici radek mezi BootP a DHCP</text:p>
      <text:p text:style-name="Standard"/>
      <text:p text:style-name="Standard">autoritativni DNS server = "pravdive" servery</text:p>
      <text:p text:style-name="Standard">primarni server je editovan, sekundarni jen kopiruje primar</text:p>
      <text:p text:style-name="Standard"/>
      <text:p text:style-name="Standard">rekurzivni dotaz – kdyz server nevi odpoved, tak se zepta tecky, ziska odpoved a pak si ji ulozi do cache jako neautoritativni odpoved</text:p>
      <text:p text:style-name="Standard"/>
      <text:p text:style-name="Standard">DNS update – kvuli dynamicky DNS (dd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8M58S</meta:editing-duration>
    <meta:editing-cycles>12</meta:editing-cycles>
    <meta:generator>OpenOffice.org/3.1$Win32 OpenOffice.org_project/310m19$Build-9420</meta:generator>
    <dc:date>2011-03-16T15:52:39.61</dc:date>
    <meta:document-statistic meta:table-count="0" meta:image-count="0" meta:object-count="0" meta:page-count="1" meta:paragraph-count="9" meta:word-count="108" meta:character-count="640"/>
    <meta:user-defined meta:name="Info 1"/>
    <meta:user-defined meta:name="Info 2"/>
    <meta:user-defined meta:name="Info 3"/>
    <meta:user-defined meta:name="Info 4"/>
  </office:meta>
</office:document-meta>
</file>